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6.01pt"/>
    </style:style>
    <style:style style:name="co2" style:family="table-column">
      <style:table-column-properties fo:break-before="auto" style:column-width="247.24pt"/>
    </style:style>
    <style:style style:name="co3" style:family="table-column">
      <style:table-column-properties fo:break-before="auto" style:column-width="101.1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35.26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ridge #000000" fo:background-color="#999999" fo:border-left="none" fo:border-right="0.99pt ridge #000000" fo:border-top="none"/>
      <style:text-properties fo:color="#fffff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order-bottom="0.99pt ridge #000000" fo:background-color="#999999" style:text-align-source="fix" style:repeat-content="false" fo:border-left="none" fo:border-right="0.99pt ridge #000000" fo:border-top="none"/>
      <style:paragraph-properties fo:text-align="start" fo:margin-left="0pt"/>
      <style:text-properties fo:color="#ffffff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5" style:family="table-cell" style:parent-style-name="Default">
      <style:table-cell-properties fo:border-bottom="0.99pt ridge #000000" fo:background-color="#999999" fo:border-left="none" fo:border-right="none" fo:border-top="none"/>
      <style:text-properties fo:color="#ffffff" fo:font-size="11pt" fo:font-weight="bold" style:font-size-asian="11pt" style:font-weight-asian="bold" style:font-size-complex="11pt" style:font-weight-complex="bold"/>
    </style:style>
    <style:style style:name="ce6" style:family="table-cell" style:parent-style-name="Must_20_have_20_style">
      <style:map style:condition="is-true-formula([.$C2]=&quot;Must have&quot;)" style:apply-style-name="Must_20_have_20_style" style:base-cell-address="Sheet1.C2"/>
      <style:map style:condition="is-true-formula([.$C2]=&quot;Should have&quot;)" style:apply-style-name="Should_20_have_20_style" style:base-cell-address="Sheet1.C2"/>
      <style:map style:condition="is-true-formula([.$C2]=&quot;Could have&quot;)" style:apply-style-name="Could_20_have_20_style" style:base-cell-address="Sheet1.C2"/>
    </style:style>
    <style:style style:name="ce7" style:family="table-cell" style:parent-style-name="Default">
      <style:map style:condition="is-true-formula([.$C2]=&quot;Must have&quot;)" style:apply-style-name="Must_20_have_20_style" style:base-cell-address="Sheet1.C2"/>
      <style:map style:condition="is-true-formula([.$C2]=&quot;Should have&quot;)" style:apply-style-name="Should_20_have_20_style" style:base-cell-address="Sheet1.C2"/>
      <style:map style:condition="is-true-formula([.$C2]=&quot;Could have&quot;)" style:apply-style-name="Could_20_have_20_style" style:base-cell-address="Sheet1.C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Default"/>
        <table:table-row table:style-name="ro1">
          <table:table-cell table:style-name="ce1" office:value-type="string" calcext:value-type="string">
            <text:p>Description</text:p>
          </table:table-cell>
          <table:table-cell table:style-name="ce3" office:value-type="string" calcext:value-type="string">
            <text:p>Acceptance Criteria</text:p>
          </table:table-cell>
          <table:table-cell table:style-name="ce5" office:value-type="string" calcext:value-type="string">
            <text:p>MoSCoW</text:p>
          </table:table-cell>
        </table:table-row>
        <table:table-row table:style-name="ro2">
          <table:table-cell office:value-type="string" calcext:value-type="string">
            <text:p>Should read provided tgf file</text:p>
          </table:table-cell>
          <table:table-cell office:value-type="string" calcext:value-type="string">
            <text:p>GIVEN I run the software from command line</text:p>
            <text:p>WHEN I pass the argument with tgf file</text:p>
            <text:p>THEN the content of the file is read</text:p>
          </table:table-cell>
          <table:table-cell table:style-name="ce6" office:value-type="string" calcext:value-type="string">
            <text:p>Must have</text:p>
          </table:table-cell>
        </table:table-row>
        <table:table-row table:style-name="ro3">
          <table:table-cell office:value-type="string" calcext:value-type="string">
            <text:p>Should parse tgf file</text:p>
          </table:table-cell>
          <table:table-cell office:value-type="string" calcext:value-type="string">
            <text:p>GIVEN the software was run from command line</text:p>
            <text:p>WHEN the tgf file was read</text:p>
            <text:p>THEN it should correctly parse the content of the file </text:p>
            <text:p>AND build the argumentation framework based </text:p>
            <text:p>on the arguments and attacks from the file</text:p>
          </table:table-cell>
          <table:table-cell table:style-name="ce7" office:value-type="string" calcext:value-type="string">
            <text:p>Must have</text:p>
          </table:table-cell>
        </table:table-row>
        <table:table-row table:style-name="ro4" table:number-rows-repeated="1497">
          <table:table-cell table:number-columns-repeated="2"/>
          <table:table-cell table:style-name="ce7"/>
        </table:table-row>
        <table:table-row table:style-name="ro4" table:number-rows-repeated="1047075">
          <table:table-cell table:number-columns-repeated="3"/>
        </table:table-row>
        <table:table-row table:style-name="ro4">
          <table:table-cell table:number-columns-repeated="3"/>
        </table:table-row>
        <calcext:conditional-formats>
          <calcext:conditional-format calcext:target-range-address="Sheet1.C2:Sheet1.C1500">
            <calcext:condition calcext:apply-style-name="Must have style" calcext:value="formula-is([.$C2]=&quot;Must have&quot;)" calcext:base-cell-address="Sheet1.C2"/>
            <calcext:condition calcext:apply-style-name="Should have style" calcext:value="formula-is([.$C2]=&quot;Should have&quot;)" calcext:base-cell-address="Sheet1.C2"/>
            <calcext:condition calcext:apply-style-name="Could have style" calcext:value="formula-is([.$C2]=&quot;Could have&quot;)" calcext:base-cell-address="Sheet1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Must_20_have_20_style" style:display-name="Must have style" style:family="table-cell" style:parent-style-name="Default">
      <style:table-cell-properties fo:background-color="#ed1c24" style:text-align-source="fix" style:repeat-content="false" style:vertical-align="middle" loext:vertical-justify="auto"/>
      <style:paragraph-properties fo:text-align="center" css3t:text-justify="auto"/>
      <style:text-properties fo:color="#000000" fo:font-weight="bold"/>
    </style:style>
    <style:style style:name="Should_20_have_20_style" style:display-name="Should have style" style:family="table-cell" style:parent-style-name="Default">
      <style:table-cell-properties fo:background-color="#faa61a" style:text-align-source="fix" style:repeat-content="false" style:vertical-align="middle" loext:vertical-justify="auto"/>
      <style:paragraph-properties fo:text-align="center" css3t:text-justify="auto"/>
      <style:text-properties fo:color="#000000" fo:font-weight="bold"/>
    </style:style>
    <style:style style:name="Could_20_have_20_style" style:display-name="Could have style" style:family="table-cell" style:parent-style-name="Default">
      <style:table-cell-properties fo:background-color="#fff200"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4T10:43:39.025755646</meta:creation-date>
    <meta:generator>LibreOffice/5.4.4.2$Linux_X86_64 LibreOffice_project/2524958677847fb3bb44820e40380acbe820f960</meta:generator>
    <dc:date>2018-02-04T12:25:37.636606842</dc:date>
    <meta:editing-duration>PT35M42S</meta:editing-duration>
    <meta:editing-cycles>1</meta:editing-cycles>
    <meta:document-statistic meta:table-count="1" meta:cell-count="9" meta:object-count="0"/>
  </office:meta>
</office:document-meta>
</file>